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Bitstream Charter" svg:font-family="'Bitstream Charter'"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26pt" fo:font-style="normal" fo:font-weight="bold" style:font-size-asian="26pt" style:font-style-asian="normal" style:font-weight-asian="bold" style:font-size-complex="26pt" style:font-style-complex="normal" style:font-weight-complex="bold"/>
    </style:style>
    <style:style style:name="P2" style:family="paragraph" style:parent-style-name="Standard">
      <style:paragraph-properties fo:text-align="justify" style:justify-single-word="false"/>
      <style:text-properties style:font-name="Bitstream Charter"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justify" style:justify-single-word="false"/>
      <style:text-properties style:font-name="Bitstream Charter"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text-align="justify" style:justify-single-word="false"/>
      <style:text-properties style:font-name="Bitstream Charter" fo:font-size="15pt" fo:font-style="normal"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style:font-name="Bitstream Charter"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style:font-name="Bitstream Charter"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style:text-properties style:font-name="Bitstream Charter"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Brief Guide: Motorhome &amp; Its Different Types of Storage </text:p>
      <text:p text:style-name="P2"/>
      <text:p text:style-name="P2"/>
      <text:p text:style-name="P5">Summary:</text:p>
      <text:p text:style-name="P5"/>
      <text:p text:style-name="P3">If you are planning to buy your first RV, go through this guide on motorhome &amp; its different types of storage options. Have a look.</text:p>
      <text:p text:style-name="P3"/>
      <text:p text:style-name="P5">Article:</text:p>
      <text:p text:style-name="P5"/>
      <text:p text:style-name="P2">Are you planning to buy an RV? </text:p>
      <text:p text:style-name="P2"/>
      <text:p text:style-name="P2">Opting for what kind of Motorhome or purchase it is the most difficult part among all. There are several types &amp; styles of Motorhomes, unfortunately, choosing the best recreational vehicle that does not suit your requirements as well as it will not cost too much. Nevertheless, it may also put off a pastime, which could be so perfect for you while <text:span text:style-name="T1">RV camping Southern California</text:span>. The fundamental key to select the most appropriate RV (recreational vehicle) is to be aware of your needs &amp; your budget. </text:p>
      <text:p text:style-name="P2"/>
      <text:p text:style-name="P2">When it comes to the budget, your budget must include initial investment, running costs, vehicle registration, maintenance &amp; taxing. The good news is you'll be satisfied with all your requirements within your budget. First &amp; foremost question you need to ask before purchasing your first Motorhome – how many people will use this camper van? Basically, Motorhomes are classified into six categories &amp; how many people can sleep, such as Class A, Class C, Class B, Travel Trailers, Truck Campers &amp; Folding Camping Trailers.</text:p>
      <text:p text:style-name="P2"/>
      <text:p text:style-name="P4">Class A </text:p>
      <text:p text:style-name="P2">This is big, powerful &amp; ready for long distance, Class A is a luxurious way in order to get into the great outdoors. One of the greatest reason for its popularity is that it has the ability to haul a car. Class A is equipped with either diesel or gasoline engines, living space, satellite TV systems &amp; more. </text:p>
      <text:p text:style-name="P2"/>
      <text:p text:style-name="P4">Class C</text:p>
      <text:p text:style-name="P2">Class C is a great gateway rental choice, plus it is one of the most common types. RV rental companies offer Class C rentals with customer support across nationwide. It is equipped with an accessible living area with the capacity of the maximum of 2 to 7 people. It also includes water, sewer drain, cable television, etc. </text:p>
      <text:p text:style-name="P2"/>
      <text:p text:style-name="P4">Class B</text:p>
      <text:p text:style-name="P2">One of the easiest RVs to operate &amp; <text:s/>it can go just about any place. It is ideal for exploring urban cities &amp; remote areas. It has limited kitchen &amp; bathroom facilities and ideal for travelers during <text:span text:style-name="T1">RV camping Los Angeles</text:span>. Class B is a regular van with a raised roof from 16 to 21 feet inches. </text:p>
      <text:p text:style-name="P2"/>
      <text:p text:style-name="P2">There are so many benefits to having a vehicle as it can give you the freedom of whenever &amp; wherever to go. It also allows you to visit the most beautiful places around the world. Several ways are there to store your vehicle &amp; this is something you need to consider very seriously. </text:p>
      <text:p text:style-name="P2"/>
      <text:p text:style-name="P2">Check out different types of Motorhome storage:</text:p>
      <text:p text:style-name="P2"/>
      <text:p text:style-name="P6">1.Storage at Home: <text:span text:style-name="T2">When storing your RV at your house, it has to be on the driveway instead of the roadside. There are so many people who store the vehicle at home because it is very important convenient for them. It can also save a lot of money. </text:span></text:p>
      <text:p text:style-name="P2"/>
      <text:p text:style-name="P6">2.Indoor &amp; Undercover Storage: <text:span text:style-name="T2">This storage is another kind of storage available. Storing your vehicle in this way, your vehicle is safe from natural elements. It will also help to reduce the maintenance of the outside of your vehicle. </text:span></text:p>
      <text:p text:style-name="P6"><text:soft-page-break/></text:p>
      <text:p text:style-name="P6">3.Outdoor Storage: <text:span text:style-name="T2">It is also another method to store your vehicle. It offers great flexible access, normally 24 hours access. But the security should be of high standards. </text:span></text:p>
      <text:p text:style-name="P2"/>
      <text:p text:style-name="P2">When determining where to store your RV, there are so many elements to think about. Simply, consider above-mentioned storage options, depending on your lifestyle &amp; how often you decide to travel. The vehicle storage is extremely important, specifically in the off-season. Do your complete research &amp; think about which option is the best one. </text:p>
      <text:p text:style-name="P2"/>
      <text:p text:style-name="P2"/>
      <text:p text:style-name="P5">Resource Box: </text:p>
      <text:p text:style-name="P6"/>
      <text:p text:style-name="P2">The Balboa RV Park is one of family-friendly Southern California RV Parks. For more information, please visit <text:a xlink:type="simple" xlink:href="http://www.balboarvpark.com/" text:style-name="Internet_20_link">www.balboarvpark.com</text: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1" svg:font-family="'DejaVu Sans'" style:font-family-generic="swiss"/>
    <style:font-face style:name="Bitstream Charter" svg:font-family="'Bitstream Charter'" style:font-family-generic="roman"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CA"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CA"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2:51:35</meta:creation-date>
    <meta:generator>LibreOffice/4.2.8.2$Linux_x86 LibreOffice_project/420m0$Build-2</meta:generator>
    <dc:date>2017-02-10T17:29:01</dc:date>
    <meta:editing-duration>PT3H27M35S</meta:editing-duration>
    <meta:editing-cycles>864</meta:editing-cycles>
    <meta:document-statistic meta:table-count="0" meta:image-count="0" meta:object-count="0" meta:page-count="2" meta:paragraph-count="21" meta:word-count="640" meta:character-count="3680" meta:non-whitespace-character-count="3044"/>
  </office:meta>
</office:document-meta>
</file>